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2024-11-19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2023-09-27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0432" calcext:value-type="float">
            <text:p>62.13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2022-10-10 2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2021-10-05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576" calcext:value-type="float">
            <text:p>50.7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2020-11-20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6352" calcext:value-type="float">
            <text:p>52.3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2019-10-07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201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2017-10-18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2016-10-12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2015-10-27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2012-10-12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9144" calcext:value-type="float">
            <text:p>53.3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201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3808" calcext:value-type="float">
            <text:p>44.1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201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200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200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200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200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200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200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200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200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200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200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9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9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9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9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9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9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9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9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90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8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88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87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86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8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8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85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85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85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85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85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85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8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8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8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8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84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84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84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84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8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84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84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84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8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8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7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7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0403</text:p>
          </table:table-cell>
          <table:table-cell office:value-type="string" calcext:value-type="string">
            <text:p>197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1" meta:object-count="0"/>
    <meta:user-defined meta:name="AppVersion">3.0</meta:user-defined>
  </office:meta>
</office:document-meta>
</file>